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19cm" fo:min-width="1.476cm"/>
    </style:style>
    <style:style style:name="gr2" style:family="graphic" style:parent-style-name="standard">
      <style:graphic-properties draw:textarea-horizontal-align="justify" draw:textarea-vertical-align="middle" draw:auto-grow-height="false" fo:min-height="0.919cm" fo:min-width="1.5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tyle="normal" fo:font-weight="bold"/>
    </style:style>
    <style:style style:name="P2" style:family="paragraph">
      <style:paragraph-properties fo:text-align="center"/>
      <style:text-properties fo:font-size="12pt" fo:font-style="normal" fo:font-weight="bold" style:font-size-asian="18pt" style:font-size-complex="18pt"/>
    </style:style>
    <style:style style:name="P3" style:family="paragraph">
      <style:paragraph-properties fo:text-align="center"/>
      <style:text-properties fo:color="#99ff66" fo:font-style="normal" fo:font-weight="bold"/>
    </style:style>
    <style:style style:name="P4" style:family="paragraph">
      <style:paragraph-properties fo:text-align="center"/>
      <style:text-properties fo:color="#99ff66" fo:font-size="12pt" fo:font-style="normal" fo:font-weight="bold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tyle="normal" fo:font-weight="bold"/>
    </style:style>
    <style:style style:name="P6" style:family="paragraph">
      <loext:graphic-properties draw:fill-color="#000000"/>
      <style:paragraph-properties fo:text-align="center"/>
      <style:text-properties fo:font-style="normal" fo:font-weight="bold"/>
    </style:style>
    <style:style style:name="P7" style:family="paragraph">
      <style:text-properties fo:font-size="18pt" fo:font-style="normal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18pt" fo:font-style="normal" fo:font-weight="bold" style:font-size-asian="18pt" style:font-size-complex="18pt"/>
    </style:style>
    <style:style style:name="P9" style:family="paragraph">
      <style:text-properties fo:font-size="12pt" fo:font-style="normal" fo:font-weight="bold" style:font-size-asian="18pt" style:font-size-complex="18pt"/>
    </style:style>
    <style:style style:name="P10" style:family="paragraph">
      <loext:graphic-properties draw:fill="none" draw:fill-color="#ffffff"/>
      <style:text-properties fo:font-size="12pt" fo:font-style="normal" fo:font-weight="bold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12pt" fo:font-weight="bold" style:font-size-asian="18pt" style:font-size-complex="18pt"/>
    </style:style>
    <style:style style:name="P12" style:family="paragraph">
      <style:text-properties fo:font-size="12pt" fo:font-weight="bold" style:font-size-asian="18pt" style:font-size-complex="18pt"/>
    </style:style>
    <style:style style:name="P13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794cm" svg:height="1.651cm" svg:x="2.143cm" svg:y="14.716cm">
          <text:p text:style-name="P1"><text:span text:style-name="T1">LUMINARY</text:span></text:p>
          <text:p text:style-name="P1"><text:span text:style-name="T1">Rev 1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" draw:id="id1" draw:layer="layout" svg:width="2.794cm" svg:height="1.651cm" svg:x="2.143cm" svg:y="17.637cm">
          <text:p text:style-name="P3"><text:span text:style-name="T1">LUMINARY</text:span></text:p>
          <text:p text:style-name="P3"><text:span text:style-name="T1">Rev 1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6" draw:id="id6" draw:layer="layout" svg:width="2.794cm" svg:height="1.651cm" svg:x="2.143cm" svg:y="20.431cm">
          <text:p text:style-name="P3"><text:span text:style-name="T1">LUMINARY</text:span></text:p>
          <text:p text:style-name="P3"><text:span text:style-name="T1">Rev 1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794cm" svg:height="1.651cm" svg:x="2.143cm" svg:y="11.922cm">
          <text:p text:style-name="P1"><text:span text:style-name="T1">LUMINARY</text:span></text:p>
          <text:p text:style-name="P1"><text:span text:style-name="T1">Rev 13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794cm" svg:height="1.651cm" svg:x="2.143cm" svg:y="9.001cm">
          <text:p text:style-name="P1"><text:span text:style-name="T1">LUMINARY</text:span></text:p>
          <text:p text:style-name="P1"><text:span text:style-name="T1">Rev 1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921cm" svg:height="1.651cm" svg:x="2.085cm" svg:y="6.08cm">
          <text:p text:style-name="P1"><text:span text:style-name="T1">LUMINARY</text:span></text:p>
          <text:p text:style-name="P1"><text:span text:style-name="T1">Rev 13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3.54cm" svg:y1="17.637cm" svg:x2="3.54cm" svg:y2="16.367cm" draw:start-shape="id1" draw:start-glue-point="4" draw:end-shape="id2" draw:end-glue-point="8" svg:d="M3540 17637v-1270" svg:viewBox="0 0 1 1271">
          <text:p/>
        </draw:connector>
        <draw:connector draw:style-name="gr3" draw:text-style-name="P5" draw:layer="layout" svg:x1="3.54cm" svg:y1="14.716cm" svg:x2="3.54cm" svg:y2="13.573cm" draw:start-shape="id2" draw:start-glue-point="4" draw:end-shape="id3" draw:end-glue-point="8" svg:d="M3540 14716v-1143" svg:viewBox="0 0 1 1144">
          <text:p/>
        </draw:connector>
        <draw:connector draw:style-name="gr3" draw:text-style-name="P5" draw:layer="layout" svg:x1="3.54cm" svg:y1="11.922cm" svg:x2="3.54cm" svg:y2="10.652cm" draw:start-shape="id3" draw:start-glue-point="4" draw:end-shape="id4" draw:end-glue-point="8" svg:d="M3540 11922v-1270" svg:viewBox="0 0 1 1271">
          <text:p/>
        </draw:connector>
        <draw:connector draw:style-name="gr3" draw:text-style-name="P5" draw:layer="layout" svg:x1="3.54cm" svg:y1="9.001cm" svg:x2="3.546cm" svg:y2="7.731cm" draw:start-shape="id4" draw:start-glue-point="4" draw:end-shape="id5" draw:end-glue-point="8" svg:d="M3540 9001v-635h6v-635" svg:viewBox="0 0 7 1271">
          <text:p/>
        </draw:connector>
        <draw:connector draw:style-name="gr3" draw:text-style-name="P5" draw:layer="layout" svg:x1="3.54cm" svg:y1="20.431cm" svg:x2="3.54cm" svg:y2="19.288cm" draw:start-shape="id6" draw:start-glue-point="4" draw:end-shape="id1" draw:end-glue-point="8" svg:d="M3540 20431v-1143" svg:viewBox="0 0 1 1144">
          <text:p/>
        </draw:connector>
        <draw:line draw:style-name="gr3" draw:text-style-name="P5" draw:layer="layout" svg:x1="3.54cm" svg:y1="6.08cm" svg:x2="3.54cm" svg:y2="4.556cm">
          <text:p/>
        </draw:line>
        <draw:line draw:style-name="gr4" draw:text-style-name="P1" draw:layer="layout" svg:x1="3.54cm" svg:y1="22.082cm" svg:x2="3.54cm" svg:y2="23.606cm">
          <text:p/>
        </draw:line>
        <draw:custom-shape draw:style-name="gr1" draw:text-style-name="P2" xml:id="id7" draw:id="id7" draw:layer="layout" svg:width="2.794cm" svg:height="1.651cm" svg:x="6.969cm" svg:y="17.637cm">
          <text:p text:style-name="P1"><text:span text:style-name="T1">LUM131</text:span></text:p>
          <text:p text:style-name="P1"><text:span text:style-name="T1">Rev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8" draw:id="id8" draw:layer="layout" svg:width="2.794cm" svg:height="1.651cm" svg:x="6.969cm" svg:y="11.922cm">
          <text:p text:style-name="P3"><text:span text:style-name="T1">LUM131</text:span></text:p>
          <text:p text:style-name="P3"><text:span text:style-name="T1">Rev 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3.413cm" svg:y="23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3.413cm" svg:y="2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3.413cm" svg:y="2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3.413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3.413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3.413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8.239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239cm" svg:y="1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239cm" svg:y="16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8.366cm" svg:y1="17.637cm" svg:x2="8.366cm" svg:y2="16.494cm">
          <text:p/>
        </draw:line>
        <draw:line draw:style-name="gr3" draw:text-style-name="P5" draw:layer="layout" svg:x1="8.366cm" svg:y1="14.716cm" svg:x2="8.366cm" svg:y2="13.573cm">
          <text:p/>
        </draw:line>
        <draw:custom-shape draw:style-name="gr5" draw:text-style-name="P6" draw:layer="layout" svg:width="0.254cm" svg:height="0.254cm" svg:x="8.24cm" svg:y="1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24cm" svg:y="15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24cm" svg:y="16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8.239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239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239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8.366cm" svg:y1="11.922cm" svg:x2="8.366cm" svg:y2="10.779cm">
          <text:p/>
        </draw:line>
        <draw:frame draw:style-name="gr7" draw:text-style-name="P8" draw:layer="layout" svg:width="1.016cm" svg:height="1.016cm" svg:x="7.858cm" svg:y="7.985cm">
          <draw:text-box>
            <text:p text:style-name="P7"><text:span text:style-name="T2">?</text:span></text:p>
          </draw:text-box>
        </draw:frame>
        <draw:connector draw:style-name="gr3" draw:text-style-name="P5" draw:layer="layout" svg:x1="4.937cm" svg:y1="18.463cm" svg:x2="6.969cm" svg:y2="18.463cm" draw:start-shape="id1" draw:start-glue-point="10" draw:end-shape="id7" draw:end-glue-point="6" svg:d="M4937 18463h2032" svg:viewBox="0 0 2033 1">
          <text:p/>
        </draw:connector>
        <draw:frame draw:style-name="gr8" draw:text-style-name="P10" draw:layer="layout" svg:width="2.225cm" svg:height="0.729cm" svg:x="4.738cm" svg:y="18.533cm">
          <draw:text-box>
            <text:p text:style-name="P9">PCR 988</text:p>
          </draw:text-box>
        </draw:frame>
        <draw:custom-shape draw:style-name="gr1" draw:text-style-name="P2" xml:id="id9" draw:id="id9" draw:layer="layout" svg:width="2.794cm" svg:height="1.651cm" svg:x="11.668cm" svg:y="11.922cm">
          <text:p text:style-name="P1"><text:span text:style-name="T1">LUM131A</text:span></text:p>
          <text:p text:style-name="P1"><text:span text:style-name="T1">Rev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794cm" svg:height="1.651cm" svg:x="11.668cm" svg:y="9.001cm">
          <text:p text:style-name="P1"><text:span text:style-name="T1">LUM131A</text:span></text:p>
          <text:p text:style-name="P1"><text:span text:style-name="T1">Rev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2.794cm" svg:height="1.651cm" svg:x="11.668cm" svg:y="6.08cm">
          <text:p text:style-name="P1"><text:span text:style-name="T1">LUM131A</text:span></text:p>
          <text:p text:style-name="P1"><text:span text:style-name="T1">Rev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54cm" svg:height="0.254cm" svg:x="12.93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12.938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12.938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3.065cm" svg:y1="6.08cm" svg:x2="13.065cm" svg:y2="4.937cm">
          <text:p/>
        </draw:line>
        <draw:frame draw:style-name="gr7" draw:text-style-name="P8" draw:layer="layout" svg:width="1.016cm" svg:height="1.016cm" svg:x="12.557cm" svg:y="2.143cm">
          <draw:text-box>
            <text:p text:style-name="P7"><text:span text:style-name="T2">?</text:span></text:p>
          </draw:text-box>
        </draw:frame>
        <draw:connector draw:style-name="gr3" draw:text-style-name="P11" draw:layer="layout" svg:x1="9.763cm" svg:y1="12.748cm" svg:x2="11.668cm" svg:y2="12.748cm" draw:start-shape="id8" draw:start-glue-point="10" draw:end-shape="id9" draw:end-glue-point="6" svg:d="M9763 12748h1905" svg:viewBox="0 0 1906 1">
          <text:p/>
        </draw:connector>
        <draw:connector draw:style-name="gr3" draw:text-style-name="P11" draw:layer="layout" svg:x1="13.065cm" svg:y1="11.922cm" svg:x2="13.065cm" svg:y2="10.652cm" draw:start-shape="id9" draw:start-glue-point="4" draw:end-shape="id10" draw:end-glue-point="8" svg:d="M13065 11922v-1270" svg:viewBox="0 0 1 1271">
          <text:p/>
        </draw:connector>
        <draw:custom-shape draw:style-name="gr5" draw:text-style-name="P6" draw:layer="layout" svg:width="0.254cm" svg:height="0.254cm" svg:x="8.239cm" svg:y="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239cm" svg:y="9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239cm" svg:y="10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8.366cm" svg:y1="11.923cm" svg:x2="8.366cm" svg:y2="10.78cm">
          <text:p/>
        </draw:line>
        <draw:frame draw:style-name="gr7" draw:text-style-name="P8" draw:layer="layout" svg:width="1.016cm" svg:height="1.016cm" svg:x="7.858cm" svg:y="7.986cm">
          <draw:text-box>
            <text:p text:style-name="P7"><text:span text:style-name="T2">?</text:span></text:p>
          </draw:text-box>
        </draw:frame>
        <draw:connector draw:style-name="gr3" draw:text-style-name="P11" draw:layer="layout" svg:x1="13.065cm" svg:y1="9.001cm" svg:x2="13.065cm" svg:y2="7.731cm" draw:start-shape="id10" draw:start-glue-point="4" draw:end-shape="id11" draw:end-glue-point="8" svg:d="M13065 9001v-1270" svg:viewBox="0 0 1 1271">
          <text:p/>
        </draw:connector>
        <draw:frame draw:style-name="gr8" draw:text-style-name="P10" draw:layer="layout" svg:width="2.462cm" svg:height="0.729cm" svg:x="9.46cm" svg:y="12.901cm">
          <draw:text-box>
            <text:p text:style-name="P9">PCR 1013</text:p>
          </draw:text-box>
        </draw:frame>
        <draw:custom-shape draw:style-name="gr1" draw:text-style-name="P4" xml:id="id12" draw:id="id12" draw:layer="layout" svg:width="2.794cm" svg:height="1.651cm" svg:x="16.367cm" svg:y="6.08cm">
          <text:p text:style-name="P3"><text:span text:style-name="T1">LM131</text:span></text:p>
          <text:p text:style-name="P3"><text:span text:style-name="T1">Rev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1" draw:layer="layout" svg:x1="14.462cm" svg:y1="6.906cm" svg:x2="16.367cm" svg:y2="6.906cm" draw:start-shape="id11" draw:start-glue-point="10" draw:end-shape="id12" draw:end-glue-point="6" svg:d="M14462 6906h1905" svg:viewBox="0 0 1906 1">
          <text:p/>
        </draw:connector>
        <draw:frame draw:style-name="gr8" draw:text-style-name="P10" draw:layer="layout" svg:width="2.483cm" svg:height="0.729cm" svg:x="14.208cm" svg:y="7.002cm">
          <draw:text-box>
            <text:p text:style-name="P9">Identical?</text:p>
          </draw:text-box>
        </draw:frame>
        <draw:frame draw:style-name="gr8" draw:text-style-name="P10" draw:layer="layout" svg:width="3.368cm" svg:height="1.207cm" svg:x="1.95cm" svg:y="25.574cm">
          <draw:text-box>
            <text:p text:style-name="P9"><text:s text:c="4"/>Apollo 12</text:p>
            <text:p text:style-name="P9">LUMINARY 1B</text:p>
          </draw:text-box>
        </draw:frame>
        <draw:frame draw:style-name="gr8" draw:text-style-name="P10" draw:layer="layout" svg:width="3.368cm" svg:height="1.207cm" svg:x="1.95cm" svg:y="1.508cm">
          <draw:text-box>
            <text:p text:style-name="P9"><text:s text:c="4"/>Apollo 14</text:p>
            <text:p text:style-name="P9">LUMINARY 1D</text:p>
          </draw:text-box>
        </draw:frame>
        <draw:frame draw:style-name="gr8" draw:text-style-name="P13" draw:layer="layout" svg:width="3.368cm" svg:height="1.685cm" svg:x="16.174cm" svg:y="4.175cm">
          <draw:text-box>
            <text:p text:style-name="P12"><text:s text:c="3"/>Apollo 13</text:p>
            <text:p text:style-name="P12">LUMINARY 1C</text:p>
            <text:p text:style-name="P12"><text:s text:c="5"/>Mission</text:p>
          </draw:text-box>
        </draw:frame>
        <draw:frame draw:style-name="gr8" draw:text-style-name="P10" draw:layer="layout" svg:width="2.225cm" svg:height="0.729cm" svg:x="1.315cm" svg:y="19.669cm">
          <draw:text-box>
            <text:p text:style-name="P9">PCR 89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9T06:07:44.398199307</meta:creation-date>
    <dc:date>2021-09-29T08:00:21.477482258</dc:date>
    <meta:editing-duration>PT36M30S</meta:editing-duration>
    <meta:editing-cycles>3</meta:editing-cycles>
    <meta:generator>LibreOffice/5.0.3.2$Linux_X86_64 LibreOffice_project/00m0$Build-2</meta:generator>
    <meta:document-statistic meta:object-count="60"/>
  </office:meta>
</office:document-meta>
</file>